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65fc" officeooo:paragraph-rsid="000765f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696a35" officeooo:paragraph-rsid="00696a3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796179" officeooo:paragraph-rsid="00796179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11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12" style:family="paragraph" style:parent-style-name="Standard">
      <style:text-properties officeooo:rsid="000765fc" officeooo:paragraph-rsid="000765fc"/>
    </style:style>
    <style:style style:name="P13" style:family="paragraph" style:parent-style-name="Standard">
      <style:text-properties officeooo:rsid="000765fc" officeooo:paragraph-rsid="0020de7e"/>
    </style:style>
    <style:style style:name="P14" style:family="paragraph" style:parent-style-name="Standard">
      <style:text-properties officeooo:rsid="000765fc" officeooo:paragraph-rsid="006ffca1"/>
    </style:style>
    <style:style style:name="P15" style:family="paragraph" style:parent-style-name="Standard">
      <style:text-properties officeooo:rsid="000f0579" officeooo:paragraph-rsid="000f0579"/>
    </style:style>
    <style:style style:name="P16" style:family="paragraph" style:parent-style-name="Standard">
      <style:text-properties officeooo:rsid="000f0579" officeooo:paragraph-rsid="0011c3cf"/>
    </style:style>
    <style:style style:name="P17" style:family="paragraph" style:parent-style-name="Standard">
      <style:text-properties officeooo:rsid="0011c3cf" officeooo:paragraph-rsid="001b11b8"/>
    </style:style>
    <style:style style:name="P18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9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20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21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22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23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777f7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df67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f21b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825bc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80bbec" officeooo:paragraph-rsid="0080bbe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840906" officeooo:paragraph-rsid="0084090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8999e8" officeooo:paragraph-rsid="008999e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8e1c2e" officeooo:paragraph-rsid="008e1c2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91163b" officeooo:paragraph-rsid="0091163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0bbec" officeooo:paragraph-rsid="0080bbe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0906" officeooo:paragraph-rsid="0084090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3c781c" officeooo:paragraph-rsid="003c781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840906" officeooo:paragraph-rsid="00840906" style:font-size-asian="10.5pt" style:font-weight-asian="bold" style:font-size-complex="12pt" style:font-weight-complex="bold"/>
    </style:style>
    <style:style style:name="P48" style:family="paragraph" style:parent-style-name="Standard">
      <style:text-properties officeooo:rsid="001e0210" officeooo:paragraph-rsid="001e0210"/>
    </style:style>
    <style:style style:name="P49" style:family="paragraph" style:parent-style-name="Standard">
      <style:text-properties officeooo:rsid="002fc75f" officeooo:paragraph-rsid="0030cf4c"/>
    </style:style>
    <style:style style:name="P50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fo:font-weight="normal" officeooo:rsid="00777f77" officeooo:paragraph-rsid="00777f77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0pt" fo:font-weight="normal" officeooo:rsid="00840906" officeooo:paragraph-rsid="00840906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7df679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7f21bc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8b57a4" style:font-size-asian="10pt" style:font-weight-asian="normal" style:font-size-complex="10pt" style:font-weight-complex="normal"/>
    </style:style>
    <style:style style:name="P57" style:family="paragraph" style:parent-style-name="Standard">
      <style:text-properties officeooo:rsid="004dd203" officeooo:paragraph-rsid="004dd203"/>
    </style:style>
    <style:style style:name="P58" style:family="paragraph" style:parent-style-name="Standard">
      <style:text-properties officeooo:rsid="00515f72" officeooo:paragraph-rsid="00515f72"/>
    </style:style>
    <style:style style:name="P59" style:family="paragraph" style:parent-style-name="Standard">
      <style:text-properties officeooo:rsid="0053220a" officeooo:paragraph-rsid="0053220a"/>
    </style:style>
    <style:style style:name="P60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61" style:family="paragraph" style:parent-style-name="Standard">
      <style:text-properties officeooo:rsid="0055cec4" officeooo:paragraph-rsid="0055cec4"/>
    </style:style>
    <style:style style:name="P62" style:family="paragraph" style:parent-style-name="Standard">
      <style:text-properties officeooo:rsid="00580c67" officeooo:paragraph-rsid="00580c67"/>
    </style:style>
    <style:style style:name="P63" style:family="paragraph" style:parent-style-name="Standard">
      <style:text-properties officeooo:rsid="0058f4e1" officeooo:paragraph-rsid="0058f4e1"/>
    </style:style>
    <style:style style:name="P64" style:family="paragraph" style:parent-style-name="Standard">
      <style:text-properties officeooo:rsid="005b8535" officeooo:paragraph-rsid="005b8535"/>
    </style:style>
    <style:style style:name="P65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637ac3" officeooo:paragraph-rsid="00637ac3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ba84e" officeooo:paragraph-rsid="006ba84e"/>
    </style:style>
    <style:style style:name="P6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d97ba" officeooo:paragraph-rsid="006d97ba"/>
    </style:style>
    <style:style style:name="P6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ebe28" officeooo:paragraph-rsid="006ebe28"/>
    </style:style>
    <style:style style:name="P70" style:family="paragraph" style:parent-style-name="Standard">
      <style:text-properties style:text-underline-style="solid" style:text-underline-width="auto" style:text-underline-color="font-color" officeooo:rsid="006f4470" officeooo:paragraph-rsid="006f4470"/>
    </style:style>
    <style:style style:name="P71" style:family="paragraph" style:parent-style-name="Standard">
      <style:text-properties style:text-underline-style="solid" style:text-underline-width="auto" style:text-underline-color="font-color" officeooo:rsid="006f4470" officeooo:paragraph-rsid="006ffca1"/>
    </style:style>
    <style:style style:name="P72" style:family="paragraph" style:parent-style-name="Standard">
      <style:text-properties style:text-underline-style="solid" style:text-underline-width="auto" style:text-underline-color="font-color" officeooo:rsid="006f4470" officeooo:paragraph-rsid="0073c1c9"/>
    </style:style>
    <style:style style:name="P73" style:family="paragraph" style:parent-style-name="Standard">
      <style:text-properties officeooo:rsid="005f4fc5" officeooo:paragraph-rsid="005f4fc5"/>
    </style:style>
    <style:style style:name="P74" style:family="paragraph" style:parent-style-name="Standard">
      <style:text-properties officeooo:rsid="00605057" officeooo:paragraph-rsid="00605057"/>
    </style:style>
    <style:style style:name="P75" style:family="paragraph" style:parent-style-name="Standard">
      <style:text-properties officeooo:rsid="00637ac3" officeooo:paragraph-rsid="00637ac3"/>
    </style:style>
    <style:style style:name="P76" style:family="paragraph" style:parent-style-name="Standard">
      <style:text-properties officeooo:rsid="005cfd41" officeooo:paragraph-rsid="005cfd41"/>
    </style:style>
    <style:style style:name="P77" style:family="paragraph" style:parent-style-name="Standard">
      <style:text-properties officeooo:rsid="005cfd41" officeooo:paragraph-rsid="0073c1c9"/>
    </style:style>
    <style:style style:name="P78" style:family="paragraph" style:parent-style-name="Standard">
      <style:text-properties officeooo:rsid="005cfd41" officeooo:paragraph-rsid="00741d8d"/>
    </style:style>
    <style:style style:name="P79" style:family="paragraph" style:parent-style-name="Standard">
      <style:paragraph-properties fo:text-align="start" style:justify-single-word="false"/>
      <style:text-properties officeooo:rsid="00c0b97c" officeooo:paragraph-rsid="0066bc3a"/>
    </style:style>
    <style:style style:name="P80" style:family="paragraph" style:parent-style-name="Standard">
      <style:paragraph-properties fo:text-align="start" style:justify-single-word="false"/>
      <style:text-properties officeooo:rsid="00c3b356" officeooo:paragraph-rsid="0066bc3a"/>
    </style:style>
    <style:style style:name="P81" style:family="paragraph" style:parent-style-name="Standard">
      <style:paragraph-properties fo:text-align="start" style:justify-single-word="false"/>
      <style:text-properties officeooo:rsid="00bcd33a" officeooo:paragraph-rsid="0066bc3a"/>
    </style:style>
    <style:style style:name="P82" style:family="paragraph" style:parent-style-name="Standard">
      <style:paragraph-properties fo:text-align="start" style:justify-single-word="false"/>
      <style:text-properties officeooo:rsid="00bcd33a" officeooo:paragraph-rsid="006ebe28"/>
    </style:style>
    <style:style style:name="P83" style:family="paragraph" style:parent-style-name="Standard">
      <style:text-properties officeooo:rsid="00696a35" officeooo:paragraph-rsid="006fa69b"/>
    </style:style>
    <style:style style:name="P84" style:family="paragraph" style:parent-style-name="Standard">
      <style:paragraph-properties fo:text-align="start" style:justify-single-word="false"/>
      <style:text-properties officeooo:rsid="006ba84e" officeooo:paragraph-rsid="006ba84e"/>
    </style:style>
    <style:style style:name="P85" style:family="paragraph" style:parent-style-name="Standard">
      <style:paragraph-properties fo:text-align="start" style:justify-single-word="false"/>
      <style:text-properties officeooo:rsid="006d97ba" officeooo:paragraph-rsid="006d97ba"/>
    </style:style>
    <style:style style:name="P86" style:family="paragraph" style:parent-style-name="Standard">
      <style:text-properties officeooo:rsid="006ffca1" officeooo:paragraph-rsid="006ffca1"/>
    </style:style>
    <style:style style:name="P87" style:family="paragraph" style:parent-style-name="Standard">
      <style:text-properties officeooo:rsid="00741d8d" officeooo:paragraph-rsid="00741d8d"/>
    </style:style>
    <style:style style:name="P88" style:family="paragraph" style:parent-style-name="Standard">
      <style:text-properties fo:font-variant="normal" fo:text-transform="none" fo:color="#242729" style:font-name="Liberation Serif" fo:font-size="11.25pt" fo:letter-spacing="normal" fo:font-style="normal" style:text-underline-style="solid" style:text-underline-width="auto" style:text-underline-color="font-color" fo:font-weight="normal" officeooo:rsid="00741d8d" officeooo:paragraph-rsid="00741d8d"/>
    </style:style>
    <style:style style:name="P89" style:family="paragraph" style:parent-style-name="Standard">
      <style:text-properties style:text-underline-style="none" officeooo:rsid="0075a00f" officeooo:paragraph-rsid="0075a00f"/>
    </style:style>
    <style:style style:name="P90" style:family="paragraph" style:parent-style-name="Standard">
      <style:text-properties officeooo:rsid="007640e7" officeooo:paragraph-rsid="007640e7"/>
    </style:style>
    <style:style style:name="P91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2" style:family="paragraph" style:parent-style-name="Horizontal_20_Line">
      <style:text-properties officeooo:rsid="0053220a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86c799" officeooo:paragraph-rsid="00825bc3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840906" officeooo:paragraph-rsid="00840906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840906" officeooo:paragraph-rsid="008539b4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8539b4" officeooo:paragraph-rsid="008539b4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2pt" fo:font-weight="normal" officeooo:rsid="00884ecb" officeooo:paragraph-rsid="00884ec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f21b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7df679" officeooo:paragraph-rsid="00952393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777f77" officeooo:paragraph-rsid="00777f77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777f77" officeooo:paragraph-rsid="007df679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952393" officeooo:paragraph-rsid="00952393" style:font-size-asian="10.5pt" style:font-weight-asian="bold" style:font-size-complex="12pt" style:font-weight-complex="bold"/>
    </style:style>
    <style:style style:name="P103" style:family="paragraph" style:parent-style-name="Standard">
      <style:text-properties officeooo:rsid="005cfd41" officeooo:paragraph-rsid="005cfd41"/>
    </style:style>
    <style:style style:name="P104" style:family="paragraph" style:parent-style-name="Standard">
      <style:paragraph-properties fo:text-align="start" style:justify-single-word="false"/>
      <style:text-properties officeooo:rsid="00bcd33a" officeooo:paragraph-rsid="00942027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c3b356" officeooo:paragraph-rsid="00942027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officeooo:rsid="00c4dc39" officeooo:paragraph-rsid="00942027"/>
    </style:style>
    <style:style style:name="P107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41bb" style:font-weight-asian="normal" style:font-weight-complex="normal"/>
    </style:style>
    <style:style style:name="T7" style:family="text">
      <style:text-properties fo:font-weight="normal" officeooo:rsid="000c7648" style:font-weight-asian="normal" style:font-weight-complex="normal"/>
    </style:style>
    <style:style style:name="T8" style:family="text">
      <style:text-properties fo:font-weight="normal" officeooo:rsid="000e5d78" style:font-weight-asian="normal" style:font-weight-complex="normal"/>
    </style:style>
    <style:style style:name="T9" style:family="text">
      <style:text-properties fo:font-weight="normal" officeooo:rsid="00504e4d" style:font-weight-asian="normal" style:font-weight-complex="normal"/>
    </style:style>
    <style:style style:name="T10" style:family="text">
      <style:text-properties fo:font-weight="normal" officeooo:rsid="00952393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5d78" style:font-weight-asian="bold" style:font-weight-complex="bold"/>
    </style:style>
    <style:style style:name="T13" style:family="text">
      <style:text-properties fo:font-weight="bold" officeooo:rsid="00137c2c" style:font-weight-asian="bold" style:font-weight-complex="bold"/>
    </style:style>
    <style:style style:name="T14" style:family="text">
      <style:text-properties fo:font-weight="bold" officeooo:rsid="001ba3a6" style:font-weight-asian="bold" style:font-weight-complex="bold"/>
    </style:style>
    <style:style style:name="T15" style:family="text">
      <style:text-properties fo:font-weight="bold" officeooo:rsid="00504e4d" style:font-weight-asian="bold" style:font-weight-complex="bold"/>
    </style:style>
    <style:style style:name="T16" style:family="text">
      <style:text-properties fo:font-weight="bold" officeooo:rsid="006f4470" style:font-weight-asian="bold" style:font-weight-complex="bold"/>
    </style:style>
    <style:style style:name="T17" style:family="text">
      <style:text-properties fo:font-weight="bold" officeooo:rsid="007096ef" style:font-weight-asian="bold" style:font-weight-complex="bold"/>
    </style:style>
    <style:style style:name="T18" style:family="text">
      <style:text-properties fo:font-weight="bold" officeooo:rsid="006ba84e" style:font-weight-asian="bold" style:font-weight-complex="bold"/>
    </style:style>
    <style:style style:name="T19" style:family="text">
      <style:text-properties fo:font-weight="bold" officeooo:rsid="006adaa9" style:font-weight-asian="bold" style:font-weight-complex="bold"/>
    </style:style>
    <style:style style:name="T20" style:family="text">
      <style:text-properties fo:font-weight="bold" officeooo:rsid="006ebe28" style:font-weight-asian="bold" style:font-weight-complex="bold"/>
    </style:style>
    <style:style style:name="T21" style:family="text">
      <style:text-properties fo:font-weight="bold" officeooo:rsid="007640e7" style:font-weight-asian="bold" style:font-weight-complex="bold"/>
    </style:style>
    <style:style style:name="T22" style:family="text">
      <style:text-properties fo:font-weight="bold" officeooo:rsid="00796179" style:font-weight-asian="bold" style:font-weight-complex="bold"/>
    </style:style>
    <style:style style:name="T23" style:family="text">
      <style:text-properties fo:font-weight="bold" officeooo:rsid="007c2890" style:font-weight-asian="bold" style:font-weight-complex="bold"/>
    </style:style>
    <style:style style:name="T24" style:family="text">
      <style:text-properties fo:font-weight="bold" officeooo:rsid="007eae53" style:font-weight-asian="bold" style:font-weight-complex="bold"/>
    </style:style>
    <style:style style:name="T25" style:family="text">
      <style:text-properties fo:font-weight="bold" officeooo:rsid="0091163b" style:font-weight-asian="bold" style:font-weight-complex="bold"/>
    </style:style>
    <style:style style:name="T26" style:family="text">
      <style:text-properties fo:font-weight="bold" officeooo:rsid="0094d956" style:font-weight-asian="bold" style:font-weight-complex="bold"/>
    </style:style>
    <style:style style:name="T27" style:family="text">
      <style:text-properties officeooo:rsid="0011c3cf"/>
    </style:style>
    <style:style style:name="T28" style:family="text">
      <style:text-properties officeooo:rsid="00137c2c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66bc3a" style:font-size-asian="16pt" style:font-weight-asian="bold" style:font-size-complex="16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officeooo:rsid="00162c31"/>
    </style:style>
    <style:style style:name="T34" style:family="text">
      <style:text-properties officeooo:rsid="001643d9"/>
    </style:style>
    <style:style style:name="T35" style:family="text">
      <style:text-properties officeooo:rsid="0019b833"/>
    </style:style>
    <style:style style:name="T36" style:family="text">
      <style:text-properties officeooo:rsid="001ba3a6"/>
    </style:style>
    <style:style style:name="T37" style:family="text">
      <style:text-properties officeooo:rsid="001e0210"/>
    </style:style>
    <style:style style:name="T38" style:family="text">
      <style:text-properties officeooo:rsid="0020de7e"/>
    </style:style>
    <style:style style:name="T39" style:family="text">
      <style:text-properties officeooo:rsid="002201b0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0de7e" style:font-style-asian="italic" style:font-style-complex="italic"/>
    </style:style>
    <style:style style:name="T42" style:family="text">
      <style:text-properties style:text-position="super 58%" officeooo:rsid="002201b0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officeooo:rsid="001e0210"/>
    </style:style>
    <style:style style:name="T4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officeooo:rsid="002b0ee7"/>
    </style:style>
    <style:style style:name="T48" style:family="text">
      <style:text-properties officeooo:rsid="00327fc7"/>
    </style:style>
    <style:style style:name="T49" style:family="text">
      <style:text-properties officeooo:rsid="0034b7f3"/>
    </style:style>
    <style:style style:name="T50" style:family="text">
      <style:text-properties officeooo:rsid="0036c5db"/>
    </style:style>
    <style:style style:name="T51" style:family="text">
      <style:text-properties officeooo:rsid="00386647"/>
    </style:style>
    <style:style style:name="T52" style:family="text">
      <style:text-properties officeooo:rsid="003c4cbe"/>
    </style:style>
    <style:style style:name="T53" style:family="text">
      <style:text-properties officeooo:rsid="003f9c4b"/>
    </style:style>
    <style:style style:name="T54" style:family="text">
      <style:text-properties style:text-underline-style="none"/>
    </style:style>
    <style:style style:name="T55" style:family="text">
      <style:text-properties officeooo:rsid="004785db"/>
    </style:style>
    <style:style style:name="T56" style:family="text">
      <style:text-properties officeooo:rsid="005a7f8d"/>
    </style:style>
    <style:style style:name="T57" style:family="text">
      <style:text-properties officeooo:rsid="005ac631"/>
    </style:style>
    <style:style style:name="T58" style:family="text">
      <style:text-properties officeooo:rsid="005b8535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2" style:family="text">
      <style:text-properties officeooo:rsid="00618dde"/>
    </style:style>
    <style:style style:name="T63" style:family="text">
      <style:text-properties officeooo:rsid="0066bc3a"/>
    </style:style>
    <style:style style:name="T64" style:family="text">
      <style:text-properties officeooo:rsid="006d97ba"/>
    </style:style>
    <style:style style:name="T65" style:family="text">
      <style:text-properties officeooo:rsid="006ebe28"/>
    </style:style>
    <style:style style:name="T66" style:family="text">
      <style:text-properties officeooo:rsid="006f4470"/>
    </style:style>
    <style:style style:name="T67" style:family="text">
      <style:text-properties officeooo:rsid="0072dfd2"/>
    </style:style>
    <style:style style:name="T68" style:family="text">
      <style:text-properties officeooo:rsid="00796179"/>
    </style:style>
    <style:style style:name="T69" style:family="text">
      <style:text-properties officeooo:rsid="007c2890"/>
    </style:style>
    <style:style style:name="T70" style:family="text">
      <style:text-properties officeooo:rsid="007eae53"/>
    </style:style>
    <style:style style:name="T71" style:family="text">
      <style:text-properties officeooo:rsid="0081f800"/>
    </style:style>
    <style:style style:name="T72" style:family="text">
      <style:text-properties officeooo:rsid="00825bc3"/>
    </style:style>
    <style:style style:name="T73" style:family="text">
      <style:text-properties officeooo:rsid="008621f4"/>
    </style:style>
    <style:style style:name="T74" style:family="text">
      <style:text-properties officeooo:rsid="0086c799"/>
    </style:style>
    <style:style style:name="T75" style:family="text">
      <style:text-properties officeooo:rsid="008cc6d1"/>
    </style:style>
    <style:style style:name="T76" style:family="text">
      <style:text-properties officeooo:rsid="01382ca3"/>
    </style:style>
    <style:style style:name="T77" style:family="text">
      <style:text-properties officeooo:rsid="00c4dc39"/>
    </style:style>
    <style:style style:name="T78" style:family="text">
      <style:text-properties officeooo:rsid="009523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To<text:span text:style-name="T53">o</text:span>ls to search information:</text:p>
      <text:p text:style-name="P4"/>
      <text:p text:style-name="P24"><text:span text:style-name="T29">Apropos:</text:span> <text:span text:style-name="T52">Search inside the manual pages (man database) for a command. Will tell you all the man pages which contain the command searched.</text:span></text:p>
      <text:p text:style-name="P24"/>
      <text:p text:style-name="P29">Lists all manual pages that contain the command searched in their title.</text:p>
      <text:p text:style-name="P24"/>
      <text:p text:style-name="P26"><text:span text:style-name="T43">Example:</text:span><text:span text:style-name="T54"><text:tab/></text:span></text:p>
      <text:p text:style-name="P44">apropos mount</text:p>
      <text:p text:style-name="P50">free (1) <text:s text:c="10"/><text:tab/> <text:tab/> - Display amount of free and used memory in the system</text:p>
      <text:p text:style-name="P50">mklost+found (8) <text:s text:c="3"/><text:tab/> - create a lost+found directory on a mounted Linux second extended file system</text:p>
      <text:p text:style-name="P50">mount (8) <text:s text:c="9"/><text:tab/><text:tab/> <text:s/>- mount a file system</text:p>
      <text:p text:style-name="P50">mountpoint (1) <text:s text:c="3"/><text:tab/> <text:s text:c="15"/>- see if a directory is a mountpoint</text:p>
      <text:p text:style-name="P50">ntfsmount (8) <text:s text:c="3"/><text:tab/><text:tab/> <text:s text:c="3"/>- Read/Write userspace NTFS driver.</text:p>
      <text:p text:style-name="P50">sleep (1) <text:s text:c="9"/><text:tab/><text:tab/> <text:s/>- delay for a specified amount of time</text:p>
      <text:p text:style-name="P50">switch_root (8) <text:s/><text:tab/><text:tab/> <text:s text:c="3"/>- switch to another filesystem as the root of the mount tree.</text:p>
      <text:p text:style-name="P50">umount (8) <text:s text:c="8"/><text:tab/><text:tab/> <text:s/>- unmount file systems</text:p>
      <text:p text:style-name="P51"/>
      <text:p text:style-name="P27">man -k <text:s/>&lt;command&gt; does the same:</text:p>
      <text:p text:style-name="P27"><text:span text:style-name="T43">Example:</text:span><text:span text:style-name="T54"> <text:s/></text:span><text:span text:style-name="T11">man -k mount</text:span></text:p>
      <text:p text:style-name="P46"/>
      <text:p text:style-name="P28">– Name(Section) → man pages uses this notation. <text:s/><text:span text:style-name="T43">Example:</text:span> <text:s/>ftp(1)</text:p>
      <text:p text:style-name="P28">The section refers the different ways the topic can be referenced, system call, shell command line, etc. </text:p>
      <text:p text:style-name="Horizontal_20_Line"/>
      <text:p text:style-name="P25"><text:span text:style-name="T29">Whatis:</text:span><text:span text:style-name="T31"> </text:span><text:s/><text:span text:style-name="T55">List the manual page title for the specified command, is the same than man -f &lt;command&gt;</text:span></text:p>
      <text:p text:style-name="P31">You must to type the command exactly unless apropos.</text:p>
      <text:p text:style-name="P41">Example:</text:p>
      <text:p text:style-name="P45">whatis mount</text:p>
      <text:p text:style-name="P30">mount(8) <text:s text:c="16"/>- mount file systems</text:p>
      <text:p text:style-name="P24"/>
      <text:p text:style-name="Horizontal_20_Line"/>
      <text:p text:style-name="P24"/>
      <text:p text:style-name="P3">* <text:span text:style-name="T1">Man pages:</text:span></text:p>
      <text:p text:style-name="P1"/>
      <text:p text:style-name="P57"><text:span text:style-name="T11">h </text:span><text:span text:style-name="T9">or</text:span><text:span text:style-name="T15"> H</text:span>→ <text:span text:style-name="T11">Help</text:span> inside the manual, will tell you the less keys to move yourselve inside the manual. </text:p>
      <text:p text:style-name="P1"/>
      <text:p text:style-name="P12"><text:span text:style-name="T11">^ </text:span>→ <text:span text:style-name="T2">Caret</text:span> means control, ^f → means to type: <text:s/>control + f</text:p>
      <text:p text:style-name="P10"/>
      <text:p text:style-name="P10">ls [OPTION]… [FILE]...</text:p>
      <text:p text:style-name="P12"/>
      <text:p text:style-name="P15">[ <text:s text:c="9"/>] → something inside brackets means optional</text:p>
      <text:p text:style-name="P16"/>
      <text:p text:style-name="P16"><text:soft-page-break/><text:span text:style-name="T11">[OPTION] </text:span>→ <text:span text:style-name="T34">I can specify </text:span>optional flags, like -a ,--all, -sh , -Pn, <text:s/><text:span text:style-name="T27">etc.</text:span></text:p>
      <text:p text:style-name="P17"><text:span text:style-name="T29">...</text:span> → <text:span text:style-name="T35">Ellipsis, </text:span>means that you can add <text:span text:style-name="T28">an arbitrary number of flags for the previous bracket.</text:span></text:p>
      <text:p text:style-name="P17"><text:span text:style-name="T45">Example: <text:s/></text:span><text:span text:style-name="T37"><text:s/>ls </text:span><text:span text:style-name="T13">-lat</text:span></text:p>
      <text:p text:style-name="P15"/>
      <text:p text:style-name="P15"><text:span text:style-name="T11">[FILE] </text:span>→<text:span text:style-name="T34"> I can specify an optional file, like ls <text:s/>/Desktop </text:span></text:p>
      <text:p text:style-name="P12"><text:span text:style-name="T29">…</text:span> →<text:span text:style-name="T33"> I can specify multiple files. </text:span></text:p>
      <text:p text:style-name="P49"><text:span text:style-name="T43">Example:</text:span> <text:s/><text:span text:style-name="T33">ls /Desktop /Downloads /Documents</text:span></text:p>
      <text:p text:style-name="P12"/>
      <text:p text:style-name="P73"><text:span text:style-name="T61">Italic text</text:span><text:span text:style-name="T60">:</text:span><text:span text:style-name="T59"> <text:s/></text:span>When the text is in italic you need to replace it with the appropriate argument.</text:p>
      <text:p text:style-name="P74">In most of the <text:span text:style-name="T62">Linux systems will be underlined only.</text:span></text:p>
      <text:p text:style-name="P75">Example:</text:p>
      <text:p text:style-name="P75">basename <text:span text:style-name="T43">OPTION</text:span>... <text:span text:style-name="T44">NAME…</text:span></text:p>
      <text:p text:style-name="P66"/>
      <text:p text:style-name="P12"/>
      <text:p text:style-name="P7">cal [-smjy13] [[[day] month] year]</text:p>
      <text:p text:style-name="P12"/>
      <text:p text:style-name="P18"><text:span text:style-name="T11">[-smjy13] </text:span><text:span text:style-name="T14">or [options]</text:span><text:span text:style-name="T36"> → the flags that you can use with the previous token (brakets) </text:span></text:p>
      <text:p text:style-name="P48"><text:span text:style-name="T43">Example:</text:span> <text:s/>cal -s3 <text:s text:c="2"/>→ display Sunday as a first day of the week and display the last 3 months.</text:p>
      <text:p text:style-name="P12"/>
      <text:p text:style-name="P19"><text:span text:style-name="T11">[[[day] month] year]</text:span> →<text:span text:style-name="T38"> If you remove the first set of brackets </text:span><text:span text:style-name="T41">year</text:span><text:span text:style-name="T38"> will be the one that will be used because it’s outside of all the brackets, then month and then day.</text:span></text:p>
      <text:p text:style-name="P20"><text:span text:style-name="T43">Example: </text:span><text:s/>cal 9 2019 <text:s/>→ will show the month of September of 2019</text:p>
      <text:p text:style-name="P19"><text:tab/> <text:s text:c="4"/><text:span text:style-name="T39">cal 25 10 2020 → will show the month of October of 2020 and will highlight the 25</text:span><text:span text:style-name="T42">th</text:span><text:span text:style-name="T39"> day.</text:span></text:p>
      <text:p text:style-name="P19"/>
      <text:p text:style-name="P19"/>
      <text:p text:style-name="P19"><text:span text:style-name="T11">mv [OPTION]... [-T] SOURCE DEST </text:span><text:s/>→<text:span text:style-name="T47"> move several optional flags + optional T + simple source or filename + any destination, we can move into a file or as another changing it’s name.</text:span></text:p>
      <text:p text:style-name="P21"><text:span text:style-name="T46">Example:</text:span> <text:s/><text:span text:style-name="T47">mv /home/example.txt /Documents/example_renamed.txt</text:span></text:p>
      <text:p text:style-name="P23"><text:s/></text:p>
      <text:p text:style-name="P19"><text:span text:style-name="T11">mv [OPTION]... SOURCE... DIRECTORY </text:span>→<text:span text:style-name="T48"> move + multiple optional flags + multiple optional sources + must be a directory.</text:span></text:p>
      <text:p text:style-name="P19"/>
      <text:p text:style-name="P19"><text:span text:style-name="T11">mv [OPTION]... -t DIRECTORY SOURCE…</text:span> <text:s/>→<text:span text:style-name="T49"> move + multiple optional flags + -t + directory + multiple optional sources.</text:span></text:p>
      <text:p text:style-name="P19"/>
      <text:p text:style-name="P19"/>
      <text:p text:style-name="P22"><text:span text:style-name="T11">date [OPTION]... [+FORMAT]</text:span> →date + multiple optional flags + optional format <text:span text:style-name="T50">adding a plus sign (+) at the beginning of format.</text:span></text:p>
      <text:p text:style-name="P22"><text:span text:style-name="T43">Example:</text:span> <text:span text:style-name="T50">date +%D <text:s text:c="2"/>→ 11/18/19</text:span></text:p>
      <text:p text:style-name="P22"/>
      <text:p text:style-name="P22"><text:span text:style-name="T11">date [-u|--utc|--universal] [MMDDhhmm[[CC]YY][.ss]]</text:span> →<text:span text:style-name="T51"> date + optional -u or –utc or –universal or a combination of them or all toghether + optional month day hour minute or the brackets that you remove.</text:span></text:p>
      <text:p text:style-name="P22"/>
      <text:p text:style-name="P22"/>
      <text:p text:style-name="P13"/>
      <text:p text:style-name="P11">* <text:span text:style-name="T3">Conventions: </text:span><text:span text:style-name="T6">You can see them in man, conventions </text:span><text:span text:style-name="T7">are, do: man man and search for it.</text:span></text:p>
      <text:p text:style-name="P12">… <text:s text:c="2"/><text:span text:style-name="T4">ellipsis </text:span></text:p>
      <text:p text:style-name="P15"/>
      <text:p text:style-name="P12"><text:span text:style-name="T11">* </text:span><text:span text:style-name="T12">Sections: </text:span><text:span text:style-name="T8">The manuals are split in different sections marked by number</text:span></text:p>
      <text:p text:style-name="P58">Normally I will use the section 8 information, system administrators and the 1.</text:p>
      <text:p text:style-name="P58"><text:soft-page-break/>You can see the content of the sections in <text:span text:style-name="T40">man man</text:span></text:p>
      <text:p text:style-name="P12"/>
      <text:p text:style-name="P12"/>
      <text:p text:style-name="P59"><text:span text:style-name="T11">*Built-in commands: </text:span><text:s/>like help, history, etc don’t have a man page but you can find information in the man page of the shell in which you are, like bash:</text:p>
      <text:p text:style-name="P60">man bash</text:p>
      <text:p text:style-name="P59"/>
      <text:p text:style-name="P92"/>
      <text:p text:style-name="P5">*Help:</text:p>
      <text:p text:style-name="P61"/>
      <text:p text:style-name="P62"><text:span text:style-name="T57">Display</text:span> information about the builtin commands that doesn’t have man pages: <text:span text:style-name="T58">help &lt;argument&gt;</text:span></text:p>
      <text:p text:style-name="P65">Example:</text:p>
      <text:p text:style-name="P64">help fg</text:p>
      <text:p text:style-name="P64"/>
      <text:p text:style-name="P64">&lt;command&gt; --help </text:p>
      <text:p text:style-name="P64">vim --help</text:p>
      <text:p text:style-name="P62"/>
      <text:p text:style-name="Horizontal_20_Line"/>
      <text:p text:style-name="P6">*Type:</text:p>
      <text:p text:style-name="P63">Tells you what kind of command is, builtin, the path <text:span text:style-name="T56">to it, etc.</text:span></text:p>
      <text:p text:style-name="P62"/>
      <text:p text:style-name="P62"/>
      <text:p text:style-name="Horizontal_20_Line"/>
      <text:p text:style-name="P91">Use Input/Output Redirection</text:p>
      <text:p text:style-name="P12"/>
      <text:p text:style-name="P83">Standard Input <text:s text:c="6"/>STDIN → 0</text:p>
      <text:p text:style-name="P83">Standard Output <text:s text:c="2"/>STOUT → 1</text:p>
      <text:p text:style-name="P83">Standard Error <text:s text:c="2"/>STDERR <text:s/>→ 2</text:p>
      <text:p text:style-name="P12"/>
      <text:p text:style-name="P79"><text:span text:style-name="T32">&lt; </text:span><text:s/><text:span text:style-name="T31">→</text:span><text:span text:style-name="T63"> </text:span><text:span text:style-name="T11">Directs the contents of a file to the command</text:span>, is the default action, less bigfile.txt and less &lt; bigfile.txt are the same.</text:p>
      <text:p text:style-name="P67">Example:</text:p>
      <text:p text:style-name="P84"><text:tab/>less &lt; bigfile.txt</text:p>
      <text:p text:style-name="P84"><text:tab/>less bigfile.txt</text:p>
      <text:p text:style-name="P12"/>
      <text:p text:style-name="P79"><text:span text:style-name="T29">&gt; </text:span><text:span text:style-name="T32">→</text:span><text:span text:style-name="T11">Directs standard output </text:span><text:span text:style-name="T19">(1) </text:span><text:span text:style-name="T11">to a file</text:span>. <text:span text:style-name="T43">If the file exists the content is overwritten.</text:span></text:p>
      <text:p text:style-name="P68">Example:</text:p>
      <text:p text:style-name="P85"><text:tab/>ls bigfile.txt &gt; new_file.txt</text:p>
      <text:p text:style-name="P81"/>
      <text:p text:style-name="P79"><text:span text:style-name="T29">&gt;&gt; →</text:span><text:span text:style-name="T30"> </text:span><text:s/><text:span text:style-name="T17">Append </text:span><text:span text:style-name="T11">the </text:span><text:span text:style-name="T18">standard output</text:span> of a command to a file, adding the output to the end of that file.</text:p>
      <text:p text:style-name="P69">Example:</text:p>
      <text:p text:style-name="P82"><text:tab/><text:span text:style-name="T64">ls bigfile.txt &gt;&gt; new_file.txt</text:span></text:p>
      <text:p text:style-name="P81"/>
      <text:p text:style-name="P80"><text:span text:style-name="T11">2&gt;</text:span> <text:span text:style-name="T11">Directs standard error to the filename</text:span></text:p>
      <text:p text:style-name="P69">Example:</text:p>
      <text:p text:style-name="P80"><text:tab/><text:span text:style-name="T65">ls asdfasasgdfgasfdas <text:s/></text:span><text:span text:style-name="T20">2&gt; </text:span><text:span text:style-name="T65">error.txt</text:span></text:p>
      <text:p text:style-name="P80"/>
      <text:p text:style-name="P80"><text:soft-page-break/><text:span text:style-name="T11">&amp;&gt;</text:span> <text:span text:style-name="T11">Redirecting Standard Output and Standard Error</text:span></text:p>
      <text:p text:style-name="P89">Used in BASH. Use this redirection if you are sure that will run over bash.</text:p>
      <text:p text:style-name="P89"/>
      <text:p text:style-name="P89"><text:span text:style-name="T21">&amp;</text:span><text:span text:style-name="T11">&gt;</text:span> is a bash extension and <text:span text:style-name="T43">not de jure standard.</text:span></text:p>
      <text:p text:style-name="P89"/>
      <text:p text:style-name="P70">Example:</text:p>
      <text:p text:style-name="P12"><text:tab/><text:span text:style-name="T66">ls bigfile.txt <text:s/>asdfasdfasdfasdfa <text:s text:c="2"/></text:span><text:span text:style-name="T16">&amp;&gt;</text:span><text:span text:style-name="T66"> error_and_output.txt</text:span></text:p>
      <text:p text:style-name="P12"/>
      <text:p text:style-name="P86"><text:span text:style-name="T11">&gt;&amp;</text:span> Same than a<text:span text:style-name="T67">bov</text:span>e, but the first is preffered</text:p>
      <text:p text:style-name="P71">Example:</text:p>
      <text:p text:style-name="P14"><text:tab/><text:span text:style-name="T66">ls bigfile.txt <text:s/>asdfasdfasdfasdfa <text:s text:c="2"/></text:span><text:span text:style-name="T16">&gt;&amp;</text:span><text:span text:style-name="T66"> error_and_output.txt</text:span></text:p>
      <text:p text:style-name="P12"/>
      <text:p text:style-name="P78"><text:span text:style-name="T11">2&gt;&amp;1</text:span> <text:s/>Duplicating an Output File Descriptor. <text:span text:style-name="T67">Is the same than above.</text:span></text:p>
      <text:p text:style-name="P88">Supported by most POSIX-compliant and Brourne-like shells.</text:p>
      <text:p text:style-name="P90"/>
      <text:p text:style-name="P90">2&gt;&amp;1 is standard Bourne/POSIX shell. </text:p>
      <text:p text:style-name="P87"/>
      <text:p text:style-name="P72">Example:</text:p>
      <text:p text:style-name="P77"><text:tab/>ls bigfile.txt asdfasdfasdfa <text:span text:style-name="T11">&gt;</text:span> <text:span text:style-name="T66">error_and_output.txt </text:span><text:span text:style-name="T16">2&gt;&amp;1</text:span></text:p>
      <text:p text:style-name="P76"/>
      <text:p text:style-name="P105"><text:span text:style-name="T76">&lt;&lt;</text:span> <text:span text:style-name="T77">Here text / Here document:</text:span></text:p>
      <text:p text:style-name="P106">Will send the content typed between &lt;&lt; myword <text:s text:c="2"/>and myword <text:s/>to the input of the commnand</text:p>
      <text:p text:style-name="P104"/>
      <text:p text:style-name="P104">$ mail root cnegus <text:s/><text:span text:style-name="T11">&lt;&lt;thetext</text:span></text:p>
      <text:p text:style-name="P104">&gt; I want to tell everyone that there will be a 10 a.m.</text:p>
      <text:p text:style-name="P104">&gt; meeting in conference room B. Everyone should attend.</text:p>
      <text:p text:style-name="P104">&gt;</text:p>
      <text:p text:style-name="P104">&gt; -- James</text:p>
      <text:p text:style-name="P104">&gt; <text:span text:style-name="T11">thetext</text:span></text:p>
      <text:p text:style-name="P76"/>
      <text:p text:style-name="Horizontal_20_Line"/>
      <text:p text:style-name="P12"/>
      <text:p text:style-name="P8">Log in and Switch Users in Multiuser Targets:</text:p>
      <text:p text:style-name="P9"/>
      <text:p text:style-name="P99">* Interactive Shell: <text:span text:style-name="T10">The user is the one who can type into the terminal.</text:span></text:p>
      <text:p text:style-name="P99"><text:span text:style-name="T10"/></text:p>
      <text:p text:style-name="P99"><text:span text:style-name="T78">* Non-</text:span>Interactive Shell:<text:span text:style-name="T5"> </text:span><text:span text:style-name="T10">Or Sub-Shell, is ran by scripts, internal processes, etc. There is no interaction with the user.</text:span></text:p>
      <text:p text:style-name="P102"><text:span text:style-name="T5">Is not reading local or gloval variables. You have to type the full path for each command: </text:span></text:p>
      <text:p text:style-name="P102"><text:span text:style-name="T5">/bin/cp</text:span></text:p>
      <text:p text:style-name="P102"><text:span text:style-name="T5">/bin/echo</text:span></text:p>
      <text:p text:style-name="P34"><text:span text:style-name="T11"/></text:p>
      <text:p text:style-name="P34"><text:span text:style-name="T11">* Login Shell: </text:span><text:span text:style-name="T70">When you open a new terminal or console(remotelly) typing the user/password or opening a new tab, splitting the terminal (like with terminator), etc.</text:span></text:p>
      <text:p text:style-name="P35"/>
      <text:p text:style-name="P93">Will load our custom environment variables and specific customization files, like:</text:p>
      <text:p text:style-name="P35"><text:span text:style-name="T72">~/</text:span><text:span text:style-name="T24">.bash_profile</text:span><text:span text:style-name="T70">, etc.</text:span></text:p>
      <text:p text:style-name="P35"/>
      <text:p text:style-name="P43">Example:</text:p>
      <text:p text:style-name="P53"><text:tab/>echo “<text:span text:style-name="T11">This is a Login Shell</text:span>” &gt;&gt; ~./.bash_profile</text:p>
      <text:p text:style-name="P37"><text:span text:style-name="T74">Every time</text:span> you open a <text:span text:style-name="T74">L</text:span>ogin <text:span text:style-name="T74">S</text:span>hell you will see th<text:span text:style-name="T74">e above</text:span> message.</text:p>
      <text:p text:style-name="P47"><text:soft-page-break/></text:p>
      <text:p text:style-name="P47">How to open a Login Shell:</text:p>
      <text:list xml:id="list2242111092" text:style-name="L1">
        <text:list-item>
          <text:p text:style-name="P94">Opening a new terminal or console connection</text:p>
        </text:list-item>
        <text:list-item>
          <text:p text:style-name="P95">Adding hyphen into su command: <text:s/></text:p>
          <text:list>
            <text:list-item>
              <text:p text:style-name="P95">su <text:s/>- joaquim</text:p>
            </text:list-item>
            <text:list-item>
              <text:p text:style-name="P96">su -l joaquim</text:p>
            </text:list-item>
            <text:list-item>
              <text:p text:style-name="P96">su --loging joaquim</text:p>
            </text:list-item>
            <text:list-item>
              <text:p text:style-name="P97">You will appear in the /home of the user mentioned.</text:p>
            </text:list-item>
          </text:list>
        </text:list-item>
      </text:list>
      <text:p text:style-name="P55"/>
      <text:p text:style-name="P54"/>
      <text:p text:style-name="P33"><text:span text:style-name="T11">* No Login Shell: </text:span><text:span text:style-name="T75">If you change to another user while you are in the same terminal or console.</text:span></text:p>
      <text:p text:style-name="P33"/>
      <text:p text:style-name="P39">Won’t load the environment variables or customized files of the new user.</text:p>
      <text:p text:style-name="P39"/>
      <text:p text:style-name="P39">If you modify the envvar or .bashrc etc you won’t see the changes until you open a Login Shell.</text:p>
      <text:p text:style-name="P33"/>
      <text:p text:style-name="P42">Example:</text:p>
      <text:p text:style-name="P36"><text:tab/><text:span text:style-name="T71">su peter</text:span></text:p>
      <text:p text:style-name="P36"><text:tab/><text:span text:style-name="T73">su joaquim</text:span></text:p>
      <text:p text:style-name="P38">You will change to the user and you will stay in the folder you been before</text:p>
      <text:p text:style-name="P38"/>
      <text:p text:style-name="P56"><text:span text:style-name="T11">joaquim</text:span>@ubuntu-pc:~/<text:span text:style-name="T11">Downloads</text:span>$ <text:span text:style-name="T11"><text:s/>su </text:span><text:span text:style-name="T26">peter</text:span></text:p>
      <text:p text:style-name="P56">[sudo] password for joaquim: </text:p>
      <text:p text:style-name="P56"><text:span text:style-name="T26">peter</text:span>@ubuntu-pc:<text:span text:style-name="T11">/home/joaquim/Downloads</text:span># </text:p>
      <text:p text:style-name="P101"/>
      <text:p text:style-name="P101"/>
      <text:p text:style-name="P32"><text:span text:style-name="T11">* /</text:span><text:span text:style-name="T25">etc/profile: <text:s/>Global Login configuration file</text:span></text:p>
      <text:p text:style-name="P40">Will executed whenever any user logs into the system.</text:p>
      <text:p text:style-name="P100"/>
      <text:p text:style-name="Horizontal_20_Line"/>
      <text:p text:style-name="P107">Archive, Compress, Unpack and Uncompress Files Using tar, star, gzip and bzip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29T23:54:36.370435288</dc:date>
    <meta:editing-duration>PT13H14M33S</meta:editing-duration>
    <meta:editing-cycles>133</meta:editing-cycles>
    <meta:generator>LibreOffice/6.0.7.3$Linux_X86_64 LibreOffice_project/00m0$Build-3</meta:generator>
    <meta:document-statistic meta:table-count="0" meta:image-count="0" meta:object-count="0" meta:page-count="6" meta:paragraph-count="138" meta:word-count="1215" meta:character-count="7209" meta:non-whitespace-character-count="5939"/>
  </office:meta>
</office:document-meta>
</file>